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359cm" svg:height="15.512cm" svg:x="4.626cm" svg:y="0.106cm">
            <draw:object draw:notify-on-update-of-ranges="Sheet1.A2:Sheet1.A51 Sheet1.B1:Sheet1.B1 Sheet1.B2:Sheet1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gion sizes</text:p>
          </table:table-cell>
          <table:table-cell office:value-type="string" calcext:value-type="string">
            <text:p>gb/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57.004028" calcext:value-type="float">
            <text:p>457.004028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432.549821" calcext:value-type="float">
            <text:p>432.549821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388.738881" calcext:value-type="float">
            <text:p>388.738881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433.05615" calcext:value-type="float">
            <text:p>433.05615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424.810755" calcext:value-type="float">
            <text:p>424.81075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28.049438" calcext:value-type="float">
            <text:p>428.049438</text:p>
          </table:table-cell>
        </table:table-row>
        <table:table-row table:style-name="ro1">
          <table:table-cell office:value-type="float" office:value="33792" calcext:value-type="float">
            <text:p>33792</text:p>
          </table:table-cell>
          <table:table-cell office:value-type="float" office:value="428.401682" calcext:value-type="float">
            <text:p>428.401682</text:p>
          </table:table-cell>
        </table:table-row>
        <table:table-row table:style-name="ro1">
          <table:table-cell office:value-type="float" office:value="34816" calcext:value-type="float">
            <text:p>34816</text:p>
          </table:table-cell>
          <table:table-cell office:value-type="float" office:value="429.941027" calcext:value-type="float">
            <text:p>429.941027</text:p>
          </table:table-cell>
        </table:table-row>
        <table:table-row table:style-name="ro1">
          <table:table-cell office:value-type="float" office:value="35840" calcext:value-type="float">
            <text:p>35840</text:p>
          </table:table-cell>
          <table:table-cell office:value-type="float" office:value="418.542073" calcext:value-type="float">
            <text:p>418.542073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410.23295" calcext:value-type="float">
            <text:p>410.2329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6.843545" calcext:value-type="float">
            <text:p>206.843545</text:p>
          </table:table-cell>
        </table:table-row>
        <table:table-row table:style-name="ro1">
          <table:table-cell office:value-type="float" office:value="66560" calcext:value-type="float">
            <text:p>66560</text:p>
          </table:table-cell>
          <table:table-cell office:value-type="float" office:value="211.503137" calcext:value-type="float">
            <text:p>211.503137</text:p>
          </table:table-cell>
        </table:table-row>
        <table:table-row table:style-name="ro1">
          <table:table-cell office:value-type="float" office:value="67584" calcext:value-type="float">
            <text:p>67584</text:p>
          </table:table-cell>
          <table:table-cell office:value-type="float" office:value="213.248037" calcext:value-type="float">
            <text:p>213.248037</text:p>
          </table:table-cell>
        </table:table-row>
        <table:table-row table:style-name="ro1">
          <table:table-cell office:value-type="float" office:value="68608" calcext:value-type="float">
            <text:p>68608</text:p>
          </table:table-cell>
          <table:table-cell office:value-type="float" office:value="207.021776" calcext:value-type="float">
            <text:p>207.021776</text:p>
          </table:table-cell>
        </table:table-row>
        <table:table-row table:style-name="ro1">
          <table:table-cell office:value-type="float" office:value="69632" calcext:value-type="float">
            <text:p>69632</text:p>
          </table:table-cell>
          <table:table-cell office:value-type="float" office:value="206.925289" calcext:value-type="float">
            <text:p>206.92528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8.622435" calcext:value-type="float">
            <text:p>208.622435</text:p>
          </table:table-cell>
        </table:table-row>
        <table:table-row table:style-name="ro1">
          <table:table-cell office:value-type="float" office:value="132096" calcext:value-type="float">
            <text:p>132096</text:p>
          </table:table-cell>
          <table:table-cell office:value-type="float" office:value="211.991716" calcext:value-type="float">
            <text:p>211.991716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float" office:value="217.193063" calcext:value-type="float">
            <text:p>217.193063</text:p>
          </table:table-cell>
        </table:table-row>
        <table:table-row table:style-name="ro1">
          <table:table-cell office:value-type="float" office:value="134144" calcext:value-type="float">
            <text:p>134144</text:p>
          </table:table-cell>
          <table:table-cell office:value-type="float" office:value="210.870013" calcext:value-type="float">
            <text:p>210.870013</text:p>
          </table:table-cell>
        </table:table-row>
        <table:table-row table:style-name="ro1">
          <table:table-cell office:value-type="float" office:value="135168" calcext:value-type="float">
            <text:p>135168</text:p>
          </table:table-cell>
          <table:table-cell office:value-type="float" office:value="211.140049" calcext:value-type="float">
            <text:p>211.14004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12.067896" calcext:value-type="float">
            <text:p>212.067896</text:p>
          </table:table-cell>
        </table:table-row>
        <table:table-row table:style-name="ro1">
          <table:table-cell office:value-type="float" office:value="263168" calcext:value-type="float">
            <text:p>263168</text:p>
          </table:table-cell>
          <table:table-cell office:value-type="float" office:value="214.549438" calcext:value-type="float">
            <text:p>214.549438</text:p>
          </table:table-cell>
        </table:table-row>
        <table:table-row table:style-name="ro1">
          <table:table-cell office:value-type="float" office:value="264192" calcext:value-type="float">
            <text:p>264192</text:p>
          </table:table-cell>
          <table:table-cell office:value-type="float" office:value="211.359179" calcext:value-type="float">
            <text:p>211.359179</text:p>
          </table:table-cell>
        </table:table-row>
        <table:table-row table:style-name="ro1">
          <table:table-cell office:value-type="float" office:value="265216" calcext:value-type="float">
            <text:p>265216</text:p>
          </table:table-cell>
          <table:table-cell office:value-type="float" office:value="214.727025" calcext:value-type="float">
            <text:p>214.727025</text:p>
          </table:table-cell>
        </table:table-row>
        <table:table-row table:style-name="ro1">
          <table:table-cell office:value-type="float" office:value="266240" calcext:value-type="float">
            <text:p>266240</text:p>
          </table:table-cell>
          <table:table-cell office:value-type="float" office:value="209.766244" calcext:value-type="float">
            <text:p>209.76624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03.379889" calcext:value-type="float">
            <text:p>203.379889</text:p>
          </table:table-cell>
        </table:table-row>
        <table:table-row table:style-name="ro1">
          <table:table-cell office:value-type="float" office:value="525312" calcext:value-type="float">
            <text:p>525312</text:p>
          </table:table-cell>
          <table:table-cell office:value-type="float" office:value="203.352883" calcext:value-type="float">
            <text:p>203.352883</text:p>
          </table:table-cell>
        </table:table-row>
        <table:table-row table:style-name="ro1">
          <table:table-cell office:value-type="float" office:value="526336" calcext:value-type="float">
            <text:p>526336</text:p>
          </table:table-cell>
          <table:table-cell office:value-type="float" office:value="209.845463" calcext:value-type="float">
            <text:p>209.845463</text:p>
          </table:table-cell>
        </table:table-row>
        <table:table-row table:style-name="ro1">
          <table:table-cell office:value-type="float" office:value="527360" calcext:value-type="float">
            <text:p>527360</text:p>
          </table:table-cell>
          <table:table-cell office:value-type="float" office:value="203.503287" calcext:value-type="float">
            <text:p>203.503287</text:p>
          </table:table-cell>
        </table:table-row>
        <table:table-row table:style-name="ro1">
          <table:table-cell office:value-type="float" office:value="528384" calcext:value-type="float">
            <text:p>528384</text:p>
          </table:table-cell>
          <table:table-cell office:value-type="float" office:value="214.47105" calcext:value-type="float">
            <text:p>214.4710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12.918181" calcext:value-type="float">
            <text:p>212.918181</text:p>
          </table:table-cell>
        </table:table-row>
        <table:table-row table:style-name="ro1">
          <table:table-cell office:value-type="float" office:value="1049600" calcext:value-type="float">
            <text:p>1049600</text:p>
          </table:table-cell>
          <table:table-cell office:value-type="float" office:value="212.906649" calcext:value-type="float">
            <text:p>212.906649</text:p>
          </table:table-cell>
        </table:table-row>
        <table:table-row table:style-name="ro1">
          <table:table-cell office:value-type="float" office:value="1050624" calcext:value-type="float">
            <text:p>1050624</text:p>
          </table:table-cell>
          <table:table-cell office:value-type="float" office:value="212.897389" calcext:value-type="float">
            <text:p>212.897389</text:p>
          </table:table-cell>
        </table:table-row>
        <table:table-row table:style-name="ro1">
          <table:table-cell office:value-type="float" office:value="1051648" calcext:value-type="float">
            <text:p>1051648</text:p>
          </table:table-cell>
          <table:table-cell office:value-type="float" office:value="212.727572" calcext:value-type="float">
            <text:p>212.727572</text:p>
          </table:table-cell>
        </table:table-row>
        <table:table-row table:style-name="ro1">
          <table:table-cell office:value-type="float" office:value="1052672" calcext:value-type="float">
            <text:p>1052672</text:p>
          </table:table-cell>
          <table:table-cell office:value-type="float" office:value="212.91859" calcext:value-type="float">
            <text:p>212.9185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05.447733" calcext:value-type="float">
            <text:p>205.447733</text:p>
          </table:table-cell>
        </table:table-row>
        <table:table-row table:style-name="ro1">
          <table:table-cell office:value-type="float" office:value="2098176" calcext:value-type="float">
            <text:p>2098176</text:p>
          </table:table-cell>
          <table:table-cell office:value-type="float" office:value="203.752777" calcext:value-type="float">
            <text:p>203.752777</text:p>
          </table:table-cell>
        </table:table-row>
        <table:table-row table:style-name="ro1">
          <table:table-cell office:value-type="float" office:value="2099200" calcext:value-type="float">
            <text:p>2099200</text:p>
          </table:table-cell>
          <table:table-cell office:value-type="float" office:value="203.113418" calcext:value-type="float">
            <text:p>203.113418</text:p>
          </table:table-cell>
        </table:table-row>
        <table:table-row table:style-name="ro1">
          <table:table-cell office:value-type="float" office:value="2100224" calcext:value-type="float">
            <text:p>2100224</text:p>
          </table:table-cell>
          <table:table-cell office:value-type="float" office:value="202.422357" calcext:value-type="float">
            <text:p>202.422357</text:p>
          </table:table-cell>
        </table:table-row>
        <table:table-row table:style-name="ro1">
          <table:table-cell office:value-type="float" office:value="2101248" calcext:value-type="float">
            <text:p>2101248</text:p>
          </table:table-cell>
          <table:table-cell office:value-type="float" office:value="201.510556" calcext:value-type="float">
            <text:p>201.51055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96.444446" calcext:value-type="float">
            <text:p>96.444446</text:p>
          </table:table-cell>
        </table:table-row>
        <table:table-row table:style-name="ro1">
          <table:table-cell office:value-type="float" office:value="4195328" calcext:value-type="float">
            <text:p>4195328</text:p>
          </table:table-cell>
          <table:table-cell office:value-type="float" office:value="96.751855" calcext:value-type="float">
            <text:p>96.751855</text:p>
          </table:table-cell>
        </table:table-row>
        <table:table-row table:style-name="ro1">
          <table:table-cell office:value-type="float" office:value="4196352" calcext:value-type="float">
            <text:p>4196352</text:p>
          </table:table-cell>
          <table:table-cell office:value-type="float" office:value="96.382184" calcext:value-type="float">
            <text:p>96.382184</text:p>
          </table:table-cell>
        </table:table-row>
        <table:table-row table:style-name="ro1">
          <table:table-cell office:value-type="float" office:value="4197376" calcext:value-type="float">
            <text:p>4197376</text:p>
          </table:table-cell>
          <table:table-cell office:value-type="float" office:value="96.394513" calcext:value-type="float">
            <text:p>96.394513</text:p>
          </table:table-cell>
        </table:table-row>
        <table:table-row table:style-name="ro1">
          <table:table-cell office:value-type="float" office:value="4198400" calcext:value-type="float">
            <text:p>4198400</text:p>
          </table:table-cell>
          <table:table-cell office:value-type="float" office:value="96.428333" calcext:value-type="float">
            <text:p>96.428333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93.783023" calcext:value-type="float">
            <text:p>93.783023</text:p>
          </table:table-cell>
        </table:table-row>
        <table:table-row table:style-name="ro1">
          <table:table-cell office:value-type="float" office:value="8389632" calcext:value-type="float">
            <text:p>8389632</text:p>
          </table:table-cell>
          <table:table-cell office:value-type="float" office:value="94.960425" calcext:value-type="float">
            <text:p>94.960425</text:p>
          </table:table-cell>
        </table:table-row>
        <table:table-row table:style-name="ro1">
          <table:table-cell office:value-type="float" office:value="8390656" calcext:value-type="float">
            <text:p>8390656</text:p>
          </table:table-cell>
          <table:table-cell office:value-type="float" office:value="94.306128" calcext:value-type="float">
            <text:p>94.306128</text:p>
          </table:table-cell>
        </table:table-row>
        <table:table-row table:style-name="ro1">
          <table:table-cell office:value-type="float" office:value="8391680" calcext:value-type="float">
            <text:p>8391680</text:p>
          </table:table-cell>
          <table:table-cell office:value-type="float" office:value="94.041959" calcext:value-type="float">
            <text:p>94.041959</text:p>
          </table:table-cell>
        </table:table-row>
        <table:table-row table:style-name="ro1">
          <table:table-cell office:value-type="float" office:value="8392704" calcext:value-type="float">
            <text:p>8392704</text:p>
          </table:table-cell>
          <table:table-cell office:value-type="float" office:value="94.609671" calcext:value-type="float">
            <text:p>94.609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1:48:33.7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3:16:44.447000000</meta:creation-date>
    <dc:date>2025-01-25T12:27:40.543000000</dc:date>
    <meta:editing-duration>PT39M47S</meta:editing-duration>
    <meta:editing-cycles>2</meta:editing-cycles>
    <meta:generator>LibreOffice/24.2.3.2$Windows_X86_64 LibreOffice_project/433d9c2ded56988e8a90e6b2e771ee4e6a5ab2ba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6cm" svg:height="15.513cm" xlink:href=".." xlink:type="simple" chart:class="chart:line" chart:style-name="ch1">
        <chart:legend chart:legend-position="end" svg:x="26.381cm" svg:y="7.457cm" style:legend-expansion="high" chart:style-name="ch2"/>
        <chart:plot-area chart:style-name="ch3" table:cell-range-address="Sheet1.A1:Sheet1.B51" chart:data-source-has-labels="both" svg:x="0.567cm" svg:y="0.31cm" svg:width="25.247cm" svg:height="14.893cm">
          <chart:coordinate-region svg:x="1.383cm" svg:y="0.509cm" svg:width="24.431cm" svg:height="13.228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1" chart:label-cell-address="Sheet1.B1:Sheet1.B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b/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Sheet1.A2:Sheet1.A51</svg:desc>
                </draw:g>
              </table:table-cell>
              <table:table-cell office:value-type="float" office:value="457.004028">
                <text:p>457.004028</text:p>
                <draw:g>
                  <svg:desc>Sheet1.B2:Sheet1.B51</svg:desc>
                </draw:g>
              </table:table-cell>
            </table:table-row>
            <table:table-row>
              <table:table-cell office:value-type="float" office:value="17408">
                <text:p>17408</text:p>
              </table:table-cell>
              <table:table-cell office:value-type="float" office:value="432.549821">
                <text:p>432.549821</text:p>
              </table:table-cell>
            </table:table-row>
            <table:table-row>
              <table:table-cell office:value-type="float" office:value="18432">
                <text:p>18432</text:p>
              </table:table-cell>
              <table:table-cell office:value-type="float" office:value="388.738881">
                <text:p>388.738881</text:p>
              </table:table-cell>
            </table:table-row>
            <table:table-row>
              <table:table-cell office:value-type="float" office:value="19456">
                <text:p>19456</text:p>
              </table:table-cell>
              <table:table-cell office:value-type="float" office:value="433.05615">
                <text:p>433.05615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424.810755">
                <text:p>424.81075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28.049438">
                <text:p>428.049438</text:p>
              </table:table-cell>
            </table:table-row>
            <table:table-row>
              <table:table-cell office:value-type="float" office:value="33792">
                <text:p>33792</text:p>
              </table:table-cell>
              <table:table-cell office:value-type="float" office:value="428.401682">
                <text:p>428.401682</text:p>
              </table:table-cell>
            </table:table-row>
            <table:table-row>
              <table:table-cell office:value-type="float" office:value="34816">
                <text:p>34816</text:p>
              </table:table-cell>
              <table:table-cell office:value-type="float" office:value="429.941027">
                <text:p>429.941027</text:p>
              </table:table-cell>
            </table:table-row>
            <table:table-row>
              <table:table-cell office:value-type="float" office:value="35840">
                <text:p>35840</text:p>
              </table:table-cell>
              <table:table-cell office:value-type="float" office:value="418.542073">
                <text:p>418.542073</text:p>
              </table:table-cell>
            </table:table-row>
            <table:table-row>
              <table:table-cell office:value-type="float" office:value="36864">
                <text:p>36864</text:p>
              </table:table-cell>
              <table:table-cell office:value-type="float" office:value="410.23295">
                <text:p>410.2329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06.843545">
                <text:p>206.843545</text:p>
              </table:table-cell>
            </table:table-row>
            <table:table-row>
              <table:table-cell office:value-type="float" office:value="66560">
                <text:p>66560</text:p>
              </table:table-cell>
              <table:table-cell office:value-type="float" office:value="211.503137">
                <text:p>211.503137</text:p>
              </table:table-cell>
            </table:table-row>
            <table:table-row>
              <table:table-cell office:value-type="float" office:value="67584">
                <text:p>67584</text:p>
              </table:table-cell>
              <table:table-cell office:value-type="float" office:value="213.248037">
                <text:p>213.248037</text:p>
              </table:table-cell>
            </table:table-row>
            <table:table-row>
              <table:table-cell office:value-type="float" office:value="68608">
                <text:p>68608</text:p>
              </table:table-cell>
              <table:table-cell office:value-type="float" office:value="207.021776">
                <text:p>207.021776</text:p>
              </table:table-cell>
            </table:table-row>
            <table:table-row>
              <table:table-cell office:value-type="float" office:value="69632">
                <text:p>69632</text:p>
              </table:table-cell>
              <table:table-cell office:value-type="float" office:value="206.925289">
                <text:p>206.9252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08.622435">
                <text:p>208.622435</text:p>
              </table:table-cell>
            </table:table-row>
            <table:table-row>
              <table:table-cell office:value-type="float" office:value="132096">
                <text:p>132096</text:p>
              </table:table-cell>
              <table:table-cell office:value-type="float" office:value="211.991716">
                <text:p>211.991716</text:p>
              </table:table-cell>
            </table:table-row>
            <table:table-row>
              <table:table-cell office:value-type="float" office:value="133120">
                <text:p>133120</text:p>
              </table:table-cell>
              <table:table-cell office:value-type="float" office:value="217.193063">
                <text:p>217.193063</text:p>
              </table:table-cell>
            </table:table-row>
            <table:table-row>
              <table:table-cell office:value-type="float" office:value="134144">
                <text:p>134144</text:p>
              </table:table-cell>
              <table:table-cell office:value-type="float" office:value="210.870013">
                <text:p>210.870013</text:p>
              </table:table-cell>
            </table:table-row>
            <table:table-row>
              <table:table-cell office:value-type="float" office:value="135168">
                <text:p>135168</text:p>
              </table:table-cell>
              <table:table-cell office:value-type="float" office:value="211.140049">
                <text:p>211.14004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12.067896">
                <text:p>212.067896</text:p>
              </table:table-cell>
            </table:table-row>
            <table:table-row>
              <table:table-cell office:value-type="float" office:value="263168">
                <text:p>263168</text:p>
              </table:table-cell>
              <table:table-cell office:value-type="float" office:value="214.549438">
                <text:p>214.549438</text:p>
              </table:table-cell>
            </table:table-row>
            <table:table-row>
              <table:table-cell office:value-type="float" office:value="264192">
                <text:p>264192</text:p>
              </table:table-cell>
              <table:table-cell office:value-type="float" office:value="211.359179">
                <text:p>211.359179</text:p>
              </table:table-cell>
            </table:table-row>
            <table:table-row>
              <table:table-cell office:value-type="float" office:value="265216">
                <text:p>265216</text:p>
              </table:table-cell>
              <table:table-cell office:value-type="float" office:value="214.727025">
                <text:p>214.727025</text:p>
              </table:table-cell>
            </table:table-row>
            <table:table-row>
              <table:table-cell office:value-type="float" office:value="266240">
                <text:p>266240</text:p>
              </table:table-cell>
              <table:table-cell office:value-type="float" office:value="209.766244">
                <text:p>209.76624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03.379889">
                <text:p>203.379889</text:p>
              </table:table-cell>
            </table:table-row>
            <table:table-row>
              <table:table-cell office:value-type="float" office:value="525312">
                <text:p>525312</text:p>
              </table:table-cell>
              <table:table-cell office:value-type="float" office:value="203.352883">
                <text:p>203.352883</text:p>
              </table:table-cell>
            </table:table-row>
            <table:table-row>
              <table:table-cell office:value-type="float" office:value="526336">
                <text:p>526336</text:p>
              </table:table-cell>
              <table:table-cell office:value-type="float" office:value="209.845463">
                <text:p>209.845463</text:p>
              </table:table-cell>
            </table:table-row>
            <table:table-row>
              <table:table-cell office:value-type="float" office:value="527360">
                <text:p>527360</text:p>
              </table:table-cell>
              <table:table-cell office:value-type="float" office:value="203.503287">
                <text:p>203.503287</text:p>
              </table:table-cell>
            </table:table-row>
            <table:table-row>
              <table:table-cell office:value-type="float" office:value="528384">
                <text:p>528384</text:p>
              </table:table-cell>
              <table:table-cell office:value-type="float" office:value="214.47105">
                <text:p>214.4710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212.918181">
                <text:p>212.918181</text:p>
              </table:table-cell>
            </table:table-row>
            <table:table-row>
              <table:table-cell office:value-type="float" office:value="1049600">
                <text:p>1049600</text:p>
              </table:table-cell>
              <table:table-cell office:value-type="float" office:value="212.906649">
                <text:p>212.906649</text:p>
              </table:table-cell>
            </table:table-row>
            <table:table-row>
              <table:table-cell office:value-type="float" office:value="1050624">
                <text:p>1050624</text:p>
              </table:table-cell>
              <table:table-cell office:value-type="float" office:value="212.897389">
                <text:p>212.897389</text:p>
              </table:table-cell>
            </table:table-row>
            <table:table-row>
              <table:table-cell office:value-type="float" office:value="1051648">
                <text:p>1051648</text:p>
              </table:table-cell>
              <table:table-cell office:value-type="float" office:value="212.727572">
                <text:p>212.727572</text:p>
              </table:table-cell>
            </table:table-row>
            <table:table-row>
              <table:table-cell office:value-type="float" office:value="1052672">
                <text:p>1052672</text:p>
              </table:table-cell>
              <table:table-cell office:value-type="float" office:value="212.91859">
                <text:p>212.9185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5.447733">
                <text:p>205.447733</text:p>
              </table:table-cell>
            </table:table-row>
            <table:table-row>
              <table:table-cell office:value-type="float" office:value="2098176">
                <text:p>2098176</text:p>
              </table:table-cell>
              <table:table-cell office:value-type="float" office:value="203.752777">
                <text:p>203.752777</text:p>
              </table:table-cell>
            </table:table-row>
            <table:table-row>
              <table:table-cell office:value-type="float" office:value="2099200">
                <text:p>2099200</text:p>
              </table:table-cell>
              <table:table-cell office:value-type="float" office:value="203.113418">
                <text:p>203.113418</text:p>
              </table:table-cell>
            </table:table-row>
            <table:table-row>
              <table:table-cell office:value-type="float" office:value="2100224">
                <text:p>2100224</text:p>
              </table:table-cell>
              <table:table-cell office:value-type="float" office:value="202.422357">
                <text:p>202.422357</text:p>
              </table:table-cell>
            </table:table-row>
            <table:table-row>
              <table:table-cell office:value-type="float" office:value="2101248">
                <text:p>2101248</text:p>
              </table:table-cell>
              <table:table-cell office:value-type="float" office:value="201.510556">
                <text:p>201.51055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96.444446">
                <text:p>96.444446</text:p>
              </table:table-cell>
            </table:table-row>
            <table:table-row>
              <table:table-cell office:value-type="float" office:value="4195328">
                <text:p>4195328</text:p>
              </table:table-cell>
              <table:table-cell office:value-type="float" office:value="96.751855">
                <text:p>96.751855</text:p>
              </table:table-cell>
            </table:table-row>
            <table:table-row>
              <table:table-cell office:value-type="float" office:value="4196352">
                <text:p>4196352</text:p>
              </table:table-cell>
              <table:table-cell office:value-type="float" office:value="96.382184">
                <text:p>96.382184</text:p>
              </table:table-cell>
            </table:table-row>
            <table:table-row>
              <table:table-cell office:value-type="float" office:value="4197376">
                <text:p>4197376</text:p>
              </table:table-cell>
              <table:table-cell office:value-type="float" office:value="96.394513">
                <text:p>96.394513</text:p>
              </table:table-cell>
            </table:table-row>
            <table:table-row>
              <table:table-cell office:value-type="float" office:value="4198400">
                <text:p>4198400</text:p>
              </table:table-cell>
              <table:table-cell office:value-type="float" office:value="96.428333">
                <text:p>96.428333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93.783023">
                <text:p>93.783023</text:p>
              </table:table-cell>
            </table:table-row>
            <table:table-row>
              <table:table-cell office:value-type="float" office:value="8389632">
                <text:p>8389632</text:p>
              </table:table-cell>
              <table:table-cell office:value-type="float" office:value="94.960425">
                <text:p>94.960425</text:p>
              </table:table-cell>
            </table:table-row>
            <table:table-row>
              <table:table-cell office:value-type="float" office:value="8390656">
                <text:p>8390656</text:p>
              </table:table-cell>
              <table:table-cell office:value-type="float" office:value="94.306128">
                <text:p>94.306128</text:p>
              </table:table-cell>
            </table:table-row>
            <table:table-row>
              <table:table-cell office:value-type="float" office:value="8391680">
                <text:p>8391680</text:p>
              </table:table-cell>
              <table:table-cell office:value-type="float" office:value="94.041959">
                <text:p>94.041959</text:p>
              </table:table-cell>
            </table:table-row>
            <table:table-row>
              <table:table-cell office:value-type="float" office:value="8392704">
                <text:p>8392704</text:p>
              </table:table-cell>
              <table:table-cell office:value-type="float" office:value="94.609671">
                <text:p>94.609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